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officeooo:rsid="0008b95f" officeooo:paragraph-rsid="0008b95f"/>
    </style:style>
    <style:style style:name="P2" style:family="paragraph" style:parent-style-name="Standard">
      <style:text-properties officeooo:rsid="0008b95f" officeooo:paragraph-rsid="00110d49"/>
    </style:style>
    <style:style style:name="P3" style:family="paragraph" style:parent-style-name="Standard">
      <style:text-properties officeooo:rsid="00093ddc" officeooo:paragraph-rsid="00093ddc"/>
    </style:style>
    <style:style style:name="P4" style:family="paragraph" style:parent-style-name="Standard">
      <style:text-properties officeooo:rsid="000aead9" officeooo:paragraph-rsid="000aead9"/>
    </style:style>
    <style:style style:name="P5" style:family="paragraph" style:parent-style-name="Standard">
      <style:text-properties officeooo:rsid="000b37fd" officeooo:paragraph-rsid="000b37fd"/>
    </style:style>
    <style:style style:name="P6" style:family="paragraph" style:parent-style-name="Standard">
      <style:text-properties officeooo:rsid="000d2954" officeooo:paragraph-rsid="000d2954"/>
    </style:style>
    <style:style style:name="P7" style:family="paragraph" style:parent-style-name="Standard">
      <style:text-properties officeooo:rsid="000e9b8f" officeooo:paragraph-rsid="000e9b8f"/>
    </style:style>
    <style:style style:name="P8" style:family="paragraph" style:parent-style-name="Standard">
      <style:text-properties officeooo:rsid="001019d3" officeooo:paragraph-rsid="001019d3"/>
    </style:style>
    <style:style style:name="P9" style:family="paragraph" style:parent-style-name="Standard">
      <style:text-properties officeooo:rsid="0010ca6a" officeooo:paragraph-rsid="0010ca6a"/>
    </style:style>
    <style:style style:name="P10" style:family="paragraph" style:parent-style-name="Standard">
      <style:text-properties officeooo:rsid="00110d49" officeooo:paragraph-rsid="00110d49"/>
    </style:style>
    <style:style style:name="P11" style:family="paragraph" style:parent-style-name="Standard">
      <style:text-properties officeooo:rsid="0011f7b3" officeooo:paragraph-rsid="0011f7b3"/>
    </style:style>
    <style:style style:name="P12" style:family="paragraph" style:parent-style-name="Standard">
      <style:text-properties officeooo:rsid="0013b9fe" officeooo:paragraph-rsid="0013b9fe"/>
    </style:style>
    <style:style style:name="P13" style:family="paragraph" style:parent-style-name="Standard">
      <style:text-properties officeooo:rsid="00140cb9" officeooo:paragraph-rsid="00140cb9"/>
    </style:style>
    <style:style style:name="P14" style:family="paragraph" style:parent-style-name="Standard">
      <style:text-properties officeooo:rsid="0014508c" officeooo:paragraph-rsid="0014508c"/>
    </style:style>
    <style:style style:name="P15" style:family="paragraph" style:parent-style-name="Standard">
      <style:text-properties officeooo:rsid="00160c27" officeooo:paragraph-rsid="00160c27"/>
    </style:style>
    <style:style style:name="P16" style:family="paragraph" style:parent-style-name="Standard">
      <style:text-properties officeooo:rsid="00166a28" officeooo:paragraph-rsid="00166a28"/>
    </style:style>
    <style:style style:name="P17" style:family="paragraph" style:parent-style-name="Standard">
      <style:text-properties officeooo:rsid="001706b9" officeooo:paragraph-rsid="001706b9"/>
    </style:style>
    <style:style style:name="P18" style:family="paragraph" style:parent-style-name="Standard">
      <style:text-properties officeooo:rsid="00177958" officeooo:paragraph-rsid="00177958"/>
    </style:style>
    <style:style style:name="P19" style:family="paragraph" style:parent-style-name="Standard">
      <style:text-properties officeooo:rsid="00189237" officeooo:paragraph-rsid="00189237"/>
    </style:style>
    <style:style style:name="P20" style:family="paragraph" style:parent-style-name="Standard">
      <style:text-properties officeooo:rsid="0018fb31" officeooo:paragraph-rsid="0018fb31"/>
    </style:style>
    <style:style style:name="P21" style:family="paragraph" style:parent-style-name="Standard">
      <style:text-properties officeooo:rsid="00160c27" officeooo:paragraph-rsid="00160c27"/>
    </style:style>
    <style:style style:name="P22" style:family="paragraph" style:parent-style-name="Standard">
      <style:text-properties officeooo:rsid="001a3d71" officeooo:paragraph-rsid="001a3d71"/>
    </style:style>
    <style:style style:name="P23" style:family="paragraph" style:parent-style-name="Standard">
      <style:text-properties officeooo:rsid="001bb018" officeooo:paragraph-rsid="001bb018"/>
    </style:style>
    <style:style style:name="T1" style:family="text">
      <style:text-properties officeooo:rsid="00093ddc"/>
    </style:style>
    <style:style style:name="T2" style:family="text">
      <style:text-properties officeooo:rsid="000b37fd"/>
    </style:style>
    <style:style style:name="T3" style:family="text">
      <style:text-properties officeooo:rsid="000c6a1b"/>
    </style:style>
    <style:style style:name="T4" style:family="text">
      <style:text-properties officeooo:rsid="0010ca6a"/>
    </style:style>
    <style:style style:name="T5" style:family="text">
      <style:text-properties officeooo:rsid="00110d49"/>
    </style:style>
    <style:style style:name="T6" style:family="text">
      <style:text-properties officeooo:rsid="0011f05a"/>
    </style:style>
    <style:style style:name="T7" style:family="text">
      <style:text-properties officeooo:rsid="0011f7b3"/>
    </style:style>
    <style:style style:name="T8" style:family="text">
      <style:text-properties officeooo:rsid="0012ccdb"/>
    </style:style>
    <style:style style:name="T9" style:family="text">
      <style:text-properties officeooo:rsid="00140cb9"/>
    </style:style>
    <style:style style:name="T10" style:family="text">
      <style:text-properties officeooo:rsid="0014508c"/>
    </style:style>
    <style:style style:name="T11" style:family="text">
      <style:text-properties officeooo:rsid="00160c27"/>
    </style:style>
    <style:style style:name="T12" style:family="text">
      <style:text-properties officeooo:rsid="00189237"/>
    </style:style>
    <style:style style:name="T13" style:family="text">
      <style:text-properties officeooo:rsid="0018fb31"/>
    </style:style>
    <style:style style:name="T14" style:family="text">
      <style:text-properties officeooo:rsid="001a3d7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네크워크 시큐리티의 5대 요소는 무엇이고 무슨 뜻인가?</text:p>
      <text:p text:style-name="P10">Confidentiality 기밀성 - 남이 열어보지 못해야 함</text:p>
      <text:p text:style-name="P10">availability 가용성 - 사용량을 감당할 수 있어야 함</text:p>
      <text:p text:style-name="P10">integriry 무결성 - 중간에 조작되지 않아야 함</text:p>
      <text:p text:style-name="P10">authentication 인증 - 보낸 사람이 결정되어야 함</text:p>
      <text:p text:style-name="P10">non-repudiation 부인불가능성 - 보낸 사실을 부정할 수 없어야 함</text:p>
      <text:p text:style-name="P1"/>
      <text:p text:style-name="P1">2. 공격의 종류는 무엇이 있고 어떤 의미인가?</text:p>
      <text:p text:style-name="P10">Cipher Only Attack &lt; Known Pair Attack &lt; CPA&lt; CCA</text:p>
      <text:p text:style-name="P10">암호문만 안 상태로 공격</text:p>
      <text:p text:style-name="P10">쌍을 아는 상태로 공격</text:p>
      <text:p text:style-name="P10">P → C 가능</text:p>
      <text:p text:style-name="P10">C → P 가능</text:p>
      <text:p text:style-name="P1"/>
      <text:p text:style-name="P1">3. Secure cipher 를 위해 필요한 두 요소는?</text:p>
      <text:p text:style-name="P10">Confusion (cipher 와 key의 관계를 숨김 ) 과 diffusion (plain 과 cipher 관계를 숨김)</text:p>
      <text:p text:style-name="P10"/>
      <text:p text:style-name="P1"/>
      <text:p text:style-name="P1">4. Substitution 방법의 알고리즘의 종류는?</text:p>
      <text:p text:style-name="P1">시저, 모노알파베틱, <text:span text:style-name="T5">vegenere (폴리알파베틱), 힐 (행렬곱셈)</text:span></text:p>
      <text:p text:style-name="P1"/>
      <text:p text:style-name="P1">5. Transposition의 알고리즘에는?</text:p>
      <text:p text:style-name="P10">columnar</text:p>
      <text:p text:style-name="P1"/>
      <text:p text:style-name="P1">6. Perfect Secrecy 란?</text:p>
      <text:p text:style-name="P10">c를 알아도 m의 확률이 변하지 않음, <text:span text:style-name="T6">K &gt; M 이어야 함</text:span></text:p>
      <text:p text:style-name="P2"/>
      <text:p text:style-name="P1">7. stream cipher 란?</text:p>
      <text:p text:style-name="P1"/>
      <text:p text:style-name="P11">8. Wifi WEP 는?</text:p>
      <text:p text:style-name="P11">IV||KEY 128 bit 로 keystream을 생성하고 message||CRC 와 XOR 하고 IV||C 함</text:p>
      <text:p text:style-name="P11">풀 때도 KEYSTREAM 으로 XOR</text:p>
      <text:p text:style-name="P1"/>
      <text:p text:style-name="P1">8. DES에서 사용하는 함수는 무엇이고 특징은?</text:p>
      <text:p text:style-name="P11">Mangler function : F(Li-1 || Ri-1) = Ri-1 || Li-1 XOR f(Ri-1)</text:p>
      <text:p text:style-name="P11">함수 f는 역함수가 없지만 전체 mangler function은 역함수가 있음</text:p>
      <text:p text:style-name="P11">G = Ri-1 XOR f(Li-1) || Li-1 라 하면</text:p>
      <text:p text:style-name="P11">G(F) = G(Ri-1 || Li-1 XOR f(Ri-1)) = Li-1 || Ri_1 로 돌아옴</text:p>
      <text:p text:style-name="P1"/>
      <text:p text:style-name="P1">9. AES의 round의 4가지 단계는?</text:p>
      <text:p text:style-name="P1"/>
      <text:p text:style-name="P1"/>
      <text:p text:style-name="P1">10. DES에서 AES로 바뀐 이유는?</text:p>
      <text:p text:style-name="P11">Key 길이가 증가했</text:p>
      <text:p text:style-name="P1"/>
      <text:p text:style-name="P1">11. DES,AES의 operation mode 의 종류는? (설명, 특징, 약점)</text:p>
      <text:p text:style-name="P1"/>
      <text:p text:style-name="P1">1) <text:span text:style-name="T7">ECB eletronic code block 독립적 암호화,</text:span></text:p>
      <text:p text:style-name="P11">p가 부분적으로 같으면 c도 같음 → cut and paste attack 으로 C가 변조될 수 있음</text:p>
      <text:p text:style-name="P1"><text:soft-page-break/>2)<text:span text:style-name="T7">CBC cipher block chaining</text:span></text:p>
      <text:p text:style-name="P11">병렬이 안 됨, 암호화 때는 전체가 오류나고 복호화 때는 다음 block 까지 오류남</text:p>
      <text:p text:style-name="P11">IV 가 겹치면 앞부분이 같은 P면 C도 앞부분이 같고</text:p>
      <text:p text:style-name="P11">IV 가 예측되면 <text:span text:style-name="T8">P→C 해볼 수 있음</text:span></text:p>
      <text:p text:style-name="P1">3) <text:span text:style-name="T8">CFB cipher 피드백</text:span></text:p>
      <text:p text:style-name="P1">이전 <text:span text:style-name="T8">C가 암호화되서 P와 XOR, 일종의 shift register 모델, E와 D에 같은 걸 사용</text:span></text:p>
      <text:p text:style-name="P1">따라서 한 비트가 오류나면 <text:span text:style-name="T8">register block의 갯수만큼 오류가 있고 이후에 회복</text:span></text:p>
      <text:p text:style-name="P1">복호화는 병렬처리가능</text:p>
      <text:p text:style-name="P1"/>
      <text:p text:style-name="P1">4) <text:span text:style-name="T8">OFB</text:span></text:p>
      <text:p text:style-name="P12">IV hidden state 가 계속 암호화되면서 XOR에 사용됨</text:p>
      <text:p text:style-name="P12">완전 병렬</text:p>
      <text:p text:style-name="P12">C를 암호화에 사용하지 않기 때문에 에러 전파 없음</text:p>
      <text:p text:style-name="P12">P,C pair 가 들키면 XOR 곱해지는 key가 들킴</text:p>
      <text:p text:style-name="P12">key S_i 가 반복될 수 있음</text:p>
      <text:p text:style-name="P1">5) <text:span text:style-name="T8">CTR</text:span></text:p>
      <text:p text:style-name="P12">IV를 counter로 사용해서 계속 바꾸면서 암호화해서 XOR로 사용</text:p>
      <text:p text:style-name="P12">완전 병렬</text:p>
      <text:p text:style-name="P12">어느 지점에서든지 암/복호화 시작 가능</text:p>
      <text:p text:style-name="P12"/>
      <text:p text:style-name="P1"/>
      <text:p text:style-name="P1">12. 곱셈에 대한 역원 존재와 서로소 필요충분조건 증명</text:p>
      <text:p text:style-name="P1">서로소면 <text:span text:style-name="T9">ua + vN = gcd() = 1</text:span></text:p>
      <text:p text:style-name="P13">mod N 하면 ua mod N = 1</text:p>
      <text:p text:style-name="P13">따라서 u 는 a의 역원</text:p>
      <text:p text:style-name="P13"/>
      <text:p text:style-name="P1">13. EA, EEA 로 역원 찾기 (<text:span text:style-name="T10">20, 7</text:span>)</text:p>
      <text:p text:style-name="P14">EA = gcd(a, b) = gcd (b, a mod b)</text:p>
      <text:p text:style-name="P14">20 = 7 * 2 + 6</text:p>
      <text:p text:style-name="P14">7 = 6 * 1 + 1</text:p>
      <text:p text:style-name="P14">6 = 1 * 6 + 0</text:p>
      <text:p text:style-name="P14"/>
      <text:p text:style-name="P14">따라서 gcd = 1</text:p>
      <text:p text:style-name="P14"/>
      <text:p text:style-name="P14">거꾸로 간다</text:p>
      <text:p text:style-name="P14">1 = 7 – 1 * 6</text:p>
      <text:p text:style-name="P14">6 = 20 – 7 * 2</text:p>
      <text:p text:style-name="P14">1 = 7 – 1 * (20 – 7 * 2)</text:p>
      <text:p text:style-name="P14">1 = 3 * 7 – 1 * 20</text:p>
      <text:p text:style-name="P14">따라서 7의 mod 20 에 대한 역원은 3이다.</text:p>
      <text:p text:style-name="P14"/>
      <text:p text:style-name="P1"/>
      <text:p text:style-name="P1">14. <text:span text:style-name="T1">a^m mod n 을 푸는데 필요한 연산 수는?</text:span></text:p>
      <text:p text:style-name="P1"/>
      <text:p text:style-name="P14">2 log_2 m</text:p>
      <text:p text:style-name="P1"/>
      <text:p text:style-name="P3">15. 페르마의 소정리 증명</text:p>
      <text:p text:style-name="P14">a 와 p 가 서로소이고 p가 소수일 때 a^ p -1 <text:s/>= 1 mod p</text:p>
      <text:p text:style-name="P14"/>
      <text:p text:style-name="P15">1 ~ p -1 의 집합을 잡으면 이 ax mod p 는 S → S</text:p>
      <text:p text:style-name="P15"><text:soft-page-break/>다른 원소 x를 잡으면 ax mod p 의 값도 다르다. 따라서 전체 S의 원소들을 넣은 값들의 곱은</text:p>
      <text:p text:style-name="P15">p-1 ! = a^p-1 p-1 ! Mod p</text:p>
      <text:p text:style-name="P15">p-1!은 p로 나뉘지 않기 때문에, 나누면 증명완료</text:p>
      <text:p text:style-name="P3"/>
      <text:p text:style-name="P3">16. 오일러의 정리 증명</text:p>
      <text:p text:style-name="P3">임의의 서로소 <text:span text:style-name="T11">a, n 에 대해 a ^ p(n) = 1 mod n</text:span></text:p>
      <text:p text:style-name="P3"/>
      <text:p text:style-name="P4">17. <text:span text:style-name="T2">RSA 해보기 p = 5 q = 7 plaintext = </text:span><text:span text:style-name="T14">20</text:span></text:p>
      <text:p text:style-name="P15">N = 35</text:p>
      <text:p text:style-name="P15">phi = 24</text:p>
      <text:p text:style-name="P15">임의의 e = 5 를 잡으면 d = 5</text:p>
      <text:p text:style-name="P15"/>
      <text:p text:style-name="P15">20 ^ 5 mod 35 = 15 * 15 * 20 mod 35 = 20</text:p>
      <text:p text:style-name="P15">20 ^ 5 mod 35 = 20</text:p>
      <text:p text:style-name="P15"/>
      <text:p text:style-name="P22">20^5 mod 35</text:p>
      <text:p text:style-name="P22"/>
      <text:p text:style-name="P22">6^5 mod 7 = 36*36*6 mod 7 = 6</text:p>
      <text:p text:style-name="P22"/>
      <text:p text:style-name="P22">gcd(5,7)</text:p>
      <text:p text:style-name="P22">7 = 5 * 1 + 2</text:p>
      <text:p text:style-name="P22">5 = 2*2 + 1</text:p>
      <text:p text:style-name="P22">1 = 5 – 2*2</text:p>
      <text:p text:style-name="P22">2 = 7 – 5</text:p>
      <text:p text:style-name="P22">1 = 5 – 2 (7 – 5)</text:p>
      <text:p text:style-name="P22">1 = 3*5 – 2*7</text:p>
      <text:p text:style-name="P22"/>
      <text:p text:style-name="P22">y1 = 3, y2 = 2</text:p>
      <text:p text:style-name="P22"/>
      <text:p text:style-name="P22">3*6*5 = 90</text:p>
      <text:p text:style-name="P22">90 mod 35 = 20</text:p>
      <text:p text:style-name="P22"/>
      <text:p text:style-name="P22"/>
      <text:p text:style-name="P4"/>
      <text:p text:style-name="P5">18. <text:span text:style-name="T3">discret</text:span><text:span text:style-name="T11">e</text:span><text:span text:style-name="T3"> logarithm 이란?</text:span></text:p>
      <text:p text:style-name="P15">y가 주어져 있을 때 g^x mod p = y 인 x를 찾는 것은 어렵다</text:p>
      <text:p text:style-name="P5"/>
      <text:p text:style-name="P6">19. ElGamal 해보기 p = 23 g = 11 x = 6, k = 3, plaintext = 10</text:p>
      <text:p text:style-name="P23">임의의 값 x를 private key로 잡는다</text:p>
      <text:p text:style-name="P23">g^x mod p 를 public key y 라 한다.</text:p>
      <text:p text:style-name="P23"/>
      <text:p text:style-name="P23">Alice 가 y를 이용해서</text:p>
      <text:p text:style-name="P23">임의의 숫자 k를 잡은 다음</text:p>
      <text:p text:style-name="P23">g^k mod p = C1</text:p>
      <text:p text:style-name="P23">My^k mod p = C2 를 만든다</text:p>
      <text:p text:style-name="P23"/>
      <text:p text:style-name="P23">Bob은 C1^x mod p = g^kx mod p = y^k mod p 를 구하고</text:p>
      <text:p text:style-name="P23">C2 / y^k mod p = M mod p = M 을 구한다.</text:p>
      <text:p text:style-name="P23"/>
      <text:p text:style-name="P23">/ y^k 를 하기 위해서는 y^k의 p에 대한 inverse 를 구해야 한다.</text:p>
      <text:p text:style-name="P23">p가 소수이기 때문에 (y^k)^p-1 mod p = 1</text:p>
      <text:p text:style-name="P23"><text:soft-page-break/>따라서 (y^k)^p-2 mod p 가 역원</text:p>
      <text:p text:style-name="P23">C2 * y^k^-1 mod p 를 하면 M 이다.</text:p>
      <text:p text:style-name="P6"/>
      <text:p text:style-name="P7">20. DH 알고리즘이란?</text:p>
      <text:p text:style-name="P16">랜덤 넘버를 ㅠㅠ 고르고 g^c mod p 와 g^s mod p 를 보내면 g^cs mod p 가 shared secret key가 된다</text:p>
      <text:p text:style-name="P7"/>
      <text:p text:style-name="P7">21. MAC과 디지털 서명의 차이는?</text:p>
      <text:p text:style-name="P16">MAC 은 같은 메시지 + key 면 mac tag 가 같기 때문에 non non-repudiation 이다.</text:p>
      <text:p text:style-name="P16"><text:s/>디지털 서명은 암호화를 private key로 하기 때문에 authentication과 non-repudiation을 모두 가진다</text:p>
      <text:p text:style-name="P16"/>
      <text:p text:style-name="P7"/>
      <text:p text:style-name="P8">22. PKI의 구성요소는?</text:p>
      <text:p text:style-name="P17">CA, RA, Directory service, revocation service</text:p>
      <text:p text:style-name="P8"/>
      <text:p text:style-name="P8">23. cert의 구성은?</text:p>
      <text:p text:style-name="P17">시리얼 넘버</text:p>
      <text:p text:style-name="P17">subject distinguished name</text:p>
      <text:p text:style-name="P17">서명 알고리즘</text:p>
      <text:p text:style-name="P17">ca name(issuer)</text:p>
      <text:p text:style-name="P17">subject public key</text:p>
      <text:p text:style-name="P17">key usage</text:p>
      <text:p text:style-name="P17">valid time</text:p>
      <text:p text:style-name="P17">\</text:p>
      <text:p text:style-name="P17">issuer signature</text:p>
      <text:p text:style-name="P17">\</text:p>
      <text:p text:style-name="P17">hash(cert)</text:p>
      <text:p text:style-name="P8"/>
      <text:p text:style-name="P8">24. CRL 과 OCSP 란?</text:p>
      <text:p text:style-name="P17">CA가 주기적으로 업데이트 하는 revoke 된 cert의 시리얼 넘버와 날짜가 기록된 list</text:p>
      <text:p text:style-name="P17">OCSP : CRL은 리얼 타임 업데이트가 되지 않기 때문에 CA 혹은 위임받은 다른 서버가 CA의 Db를 확인하여 revoke 여부를 물어보면 대답해주는 서버</text:p>
      <text:p text:style-name="P17"/>
      <text:p text:style-name="P17">문제는 OCSP를 사용하면 클라 오버헤드, 클라 접속 정보가 ocsp에 남음, ocsp availability 가 문제</text:p>
      <text:p text:style-name="P17">따라서 stapling : 웹 서버가 미리 ocsp에게 대답을 듣고 자신의 인증서와 함께 이를 클라에게 보냄</text:p>
      <text:p text:style-name="P17"/>
      <text:p text:style-name="P8">25. <text:span text:style-name="T4">TLS 1.0 이 SSL과 다른점은?</text:span></text:p>
      <text:p text:style-name="P17">HMAC, any port</text:p>
      <text:p text:style-name="P8"/>
      <text:p text:style-name="P9">26. TLS 1.1이 다른 점은?</text:p>
      <text:p text:style-name="P18">CBC padding oracle attack 방어</text:p>
      <text:p text:style-name="P9"/>
      <text:p text:style-name="P9">27. 1.2 가 다른 점은?</text:p>
      <text:p text:style-name="P9">더 많은 알고리즘</text:p>
      <text:p text:style-name="P9"/>
      <text:p text:style-name="P9">28. 1.3 이 다른 점은?</text:p>
      <text:p text:style-name="P18">RTT round 줄임</text:p>
      <text:p text:style-name="P18">DHE_만 허용</text:p>
      <text:p text:style-name="P9"/>
      <text:p text:style-name="P9">29. padding oracle attack 이란?</text:p>
      <text:p text:style-name="P18">CBC의 Pi = Ci-1 XOR E(Ci) 인데, padding valid check 를 하는 것을 이용해서</text:p>
      <text:p text:style-name="P18"><text:soft-page-break/>P16’ 이 0x01이 나오는 C8’를 찾으면 → E(C16) 를 알 수 있어지기 때문에 P16을 알 수 있음</text:p>
      <text:p text:style-name="P9"/>
      <text:p text:style-name="P9">30. MAC 기본 식은?</text:p>
      <text:p text:style-name="P18">m||H(s||m)</text:p>
      <text:p text:style-name="P9"/>
      <text:p text:style-name="P9">31. length extension attack 이란?</text:p>
      <text:p text:style-name="P18">메시지 뒤에 임의의 block of string 을 붙이고 hashing 하면 이 hash tag도 valid 하다는걸 이용해서 plaintext 변조</text:p>
      <text:p text:style-name="P9"/>
      <text:p text:style-name="P9">32. TLS 의 handshake 내용은?</text:p>
      <text:p text:style-name="P18">C hello : Version, Suite, N</text:p>
      <text:p text:style-name="P18">S hello</text:p>
      <text:p text:style-name="P18">S key exchange : Sig(S, K)</text:p>
      <text:p text:style-name="P18">C key exhange : {secret}_K</text:p>
      <text:p text:style-name="P18">C finish : {hash of all traffic}_secret</text:p>
      <text:p text:style-name="P18">S finish</text:p>
      <text:p text:style-name="P9"/>
      <text:p text:style-name="P9"/>
      <text:p text:style-name="P9">33. Forward secrecy 가 무엇이고 어떻게 달성했는가?</text:p>
      <text:p text:style-name="P19">Key exchange가 되어도 session에서 사용되는 shared key 가 공유되지 않는 것</text:p>
      <text:p text:style-name="P19">NSA-style attck : 서버의 private key를 가지면 traffic 전부를 decode 할 수 있는 것을 막기 위함</text:p>
      <text:p text:style-name="P19"/>
      <text:p text:style-name="P19">→ DHE_RSA 로 구현</text:p>
      <text:p text:style-name="P19">서버가 keyexchange 에서 g^s mod p 를 private key로 암호화해서 보냄</text:p>
      <text:p text:style-name="P19">클라가 이를 풀어보고 g^c mod p 를 public key로 암호화해서 보냄</text:p>
      <text:p text:style-name="P19">서로 g^cs 를 가지게 됨</text:p>
      <text:p text:style-name="P19"/>
      <text:p text:style-name="P9">34. 0-RTT에 가능한 공격은?</text:p>
      <text:p text:style-name="P19">Replay attack : 같은 DB를 공유하는 여러 서버에 pre shared key index와 동시에 request </text:p>
      <text:p text:style-name="P19"/>
      <text:p text:style-name="P9">35. CHF가 가져야 할 성질은?</text:p>
      <text:p text:style-name="P19">Collision resistance</text:p>
      <text:p text:style-name="P19"/>
      <text:p text:style-name="P9"/>
      <text:p text:style-name="P9">36. 랜덤 오라클 모델이란? Independence theorem 이란?</text:p>
      <text:p text:style-name="P19">X0 에 대해 h(x) 를 알더라고 P[h(z)=y] = 1/Y for all z and y</text:p>
      <text:p text:style-name="P19">다른 값에 대한 hash값을 알더라도 다음 값의 hash 값의 확률이 변하지 않음</text:p>
      <text:p text:style-name="P9"/>
      <text:p text:style-name="P9">37. 생일 문제의 확률 구하는 방법은? Collision 확률 구하는 방법은?</text:p>
      <text:p text:style-name="P9"><text:span text:style-name="T12">1 - </text:span>전부 다를 확률</text:p>
      <text:p text:style-name="P19">1 – (1 – 1/Y)(1- <text:s/>2/Y)…</text:p>
      <text:p text:style-name="P19"/>
      <text:p text:style-name="P9"/>
      <text:p text:style-name="P9">38. collision resistance 가 MD 구조에서 적용가능하다는 것 증명</text:p>
      <text:p text:style-name="P19">h 가 CR 이면 H 도 CR 이다.</text:p>
      <text:p text:style-name="P19"/>
      <text:p text:style-name="P19">만약 H가 CR이 아니라면, 마지막 h 값이 같다.</text:p>
      <text:p text:style-name="P19">마지막 h 값이 같다면, 이 <text:span text:style-name="T13">h의 input 이 같거나 다르다.</text:span></text:p>
      <text:p text:style-name="P19">만약 같다면 이전 <text:span text:style-name="T13">h 값이 같고,</text:span></text:p>
      <text:p text:style-name="P19">다르다면 <text:span text:style-name="T13">h도 collision 이다.</text:span></text:p>
      <text:p text:style-name="P19"><text:soft-page-break/>마지막까지 가면, <text:span text:style-name="T13">input이 다르기 때문에 h의 input이 다를 수밖에 없다</text:span></text:p>
      <text:p text:style-name="P9"/>
      <text:p text:style-name="P9">39. DM compression function 은 왜 XOR을 하는가?</text:p>
      <text:p text:style-name="P20">E(m,Hi) XOR Hi</text:p>
      <text:p text:style-name="P20"/>
      <text:p text:style-name="P20">만약 없이 E(m,Hi)만 사용할 경우</text:p>
      <text:p text:style-name="P20">E(m, IV) = H</text:p>
      <text:p text:style-name="P20">D(H, IV2) = m2</text:p>
      <text:p text:style-name="P20">E(m2, IV2) = H</text:p>
      <text:p text:style-name="P20">충돌 발생</text:p>
      <text:p text:style-name="P9"/>
      <text:p text:style-name="P9">40. SHA – 1 의 특징은?</text:p>
      <text:p text:style-name="P20">MD 구조, Chaining Value, </text:p>
      <text:p text:style-name="P9">41. SHA-2, 3 에서 달라진 점은?</text:p>
      <text:p text:style-name="P9"/>
      <text:p text:style-name="P9"/>
      <text:p text:style-name="P9">42. hash key를 뒤에 붙이면 가능한 공격은?</text:p>
      <text:p text:style-name="P20">Partial message collision attack : collision이 발생하는 m’에 대해 m’||k 에 대한 hash와 m||k에 대한 hash가 같다</text:p>
      <text:p text:style-name="P9"/>
      <text:p text:style-name="P9">43. HMAC이란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KR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KR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8T20:53:37.038877434</meta:creation-date>
    <dc:date>2022-10-20T13:26:54.966253484</dc:date>
    <meta:editing-duration>PT5H50M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6" meta:paragraph-count="196" meta:word-count="2386" meta:character-count="5382" meta:non-whitespace-character-count="4193"/>
  </office:meta>
</office:document-meta>
</file>